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8.5pt" style:font-size-asian="8.5pt"/>
    </style:style>
    <style:style style:name="T3" style:family="text">
      <style:text-properties style:font-name="Times New Roman" fo:font-size="8.5pt" fo:font-weight="bold" style:font-size-asian="8.5pt" style:font-weight-asian="bold"/>
    </style:style>
    <style:style style:name="T4" style:family="text">
      <style:text-properties style:font-name="Times New Roman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2">O apenado foi punido pelo Conselho Disciplinar do Complexo Penal Dr. João Chaves por prática de FALTA GRAVE, em razão de terem</text:p>
      <text:p text:style-name="P2">sido apreendidos 03 (três) aparelhos de telefonia celular próximos ao gerador de energia da unidade prisional (local onde o apenado</text:p>
      <text:p text:style-name="P2">trabalhava), assumido ele sua propriedade, fato ocorrido em 19/10/2018l (evento 1.2, págs. 214/228).</text:p>
      <text:p text:style-name="P2">Oportunizado ao apenado justificar-se, disse que os celulares apreendidos não lhe pertenciam e nunca os utilizou, não sendo suas as</text:p>
      <text:p text:style-name="P2">assinaturas na Sindicância, tendo sido falsificadas por alguém; acrescentou que passou a ter problemas na PEP porque denunciou o agente</text:p>
      <text:p text:style-name="P2">penitenciário Cristiano, conhecido como Gaspazinho, o qual era subornado para levar celulares para os presos, tendo apresentado à Direção</text:p>
      <text:p text:style-name="P2">da PEP cópia do extrato do telefone de sua mulher para comprovar que não fora feita qualquer ligação dos telefones apreendidos para ela e,</text:p>
      <text:p text:style-name="P2">por fim, disse que muitas pessoas tinham acesso aos locais onde os telefones foram encontrados (evento 7.1).</text:p>
      <text:p text:style-name="P2">Opinou o Ministério Público pela não homologação das faltas graves disciplinares por falta de provas, com o que concordou a Defesa (evento</text:p>
      <text:p text:style-name="P2">7.1).</text:p>
      <text:p text:style-name="P2">Relatados.</text:p>
      <text:p text:style-name="P2">A Lei nº 7.210/84, no seu art. 118, inc. I, última figura, dispõe sobre a transferência do apenado para regime mais rigoroso de cumprimento</text:p>
      <text:p text:style-name="P2">de pena privativa de liberdade quando pratica falta grave, enquanto o art. 50, inc. VII, do mesmo estatuto esclarece, que a comete o</text:p>
      <text:p text:style-name="P2">condenado que possuir aparelho telefônico, permitindo a comunicação com o ambiente externo.</text:p>
      <text:p text:style-name="P2">Contudo, no caso dos autos, não ficou evidenciada que o aparelho de telefone celular pertencia ao apenado, porquanto as informações</text:p>
      <text:p text:style-name="P2">transmitidas pelo estabelecimento prisional não foram precisas, deixando grande incerteza acerca da ocorrência da referida falta grave, ainda</text:p>
      <text:p text:style-name="P2">mais quando o equipamento celular não foi encontrado entre os objetos ou na posse do apenado, sem constar indícios de ser ele o</text:p>
      <text:p text:style-name="P2">proprietário.</text:p>
      <text:p text:style-name="P2">Com ser assim, na dúvida deve-se considerar sempre a situação mais benéfica ao penitente, sob pena de cometer injustiças com aqueles que</text:p>
      <text:p text:style-name="P2">cumprem as reprimendas impostas de maneira regular.</text:p>
      <text:p text:style-name="P3"><text:span text:style-name="T1">Isto posto, </text:span><text:span text:style-name="T4">deixo de homologar a falta grave, </text:span><text:span text:style-name="T1">devendo os autos permanecerem em secretaria aguardando o transcurso necessário à</text:span></text:p>
      <text:p text:style-name="P2">concessão de progressão de regime.</text:p>
      <text:p text:style-name="P2">P..R. I. . Cópia desta decisão servirá como ofício dando ciência ao estabelecimento prisional de seus termos.</text:p>
      <text:p text:style-name="P2">Posto noticiado crime praticado por agente penitenciário, encaminhe-se cópia desta decisão e do termo de audiência para a Sejuc e para o</text:p>
      <text:p text:style-name="P2">Ministério Pùblico.</text:p>
      <text:p text:style-name="P2">Ceará Mirim, 04 de fevereiro de 2019.</text:p>
      <text:p text:style-name="P1">Henrique Baltazar Vilar dos San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07:40.738000000</meta:creation-date>
    <dc:date>2019-09-02T10:31:12.724000000</dc:date>
    <meta:editing-duration>PT1M26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8" meta:word-count="408" meta:character-count="2626" meta:non-whitespace-character-count="2246"/>
  </office:meta>
</office:document-meta>
</file>